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AE0000697B00004F1DC620FDDF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8cm" svg:height="9.552cm" svg:x="0.314cm" svg:y="0.269cm">
          <draw:image xlink:href="Pictures/200000AE0000697B00004F1DC620FDDF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8-15T12:01:20</dc:date>
    <dc:creator>khalid khan</dc:creator>
    <meta:document-statistic meta:object-count="1"/>
    <meta:generator>OpenOffice.org/3.1$Linux OpenOffice.org_project/310m19$Build-9420</meta:generator>
  </office:meta>
</office:document-meta>
</file>